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e03" officeooo:paragraph-rsid="0007ae03"/>
    </style:style>
    <style:style style:name="P2" style:family="paragraph" style:parent-style-name="Standard">
      <style:paragraph-properties fo:text-align="center" style:justify-single-word="false"/>
      <style:text-properties officeooo:rsid="0007ae03" officeooo:paragraph-rsid="0007ae03"/>
    </style:style>
    <style:style style:name="P3" style:family="paragraph" style:parent-style-name="Standard">
      <style:paragraph-properties fo:text-align="start" style:justify-single-word="false"/>
      <style:text-properties officeooo:rsid="0007ae03" officeooo:paragraph-rsid="0007ae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swjfwmeng Vang</text:p>
      <text:p text:style-name="P1">Professor Leary</text:p>
      <text:p text:style-name="P1">FNS 210</text:p>
      <text:p text:style-name="P1">November 16, 2019</text:p>
      <text:p text:style-name="P2">And So We Walked</text:p>
      <text:p text:style-name="P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7T15:16:08.097000000</meta:creation-date>
    <meta:generator>LibreOffice/6.3.1.2$Windows_X86_64 LibreOffice_project/b79626edf0065ac373bd1df5c28bd630b4424273</meta:generator>
    <dc:date>2019-11-17T15:18:33.488000000</dc:date>
    <meta:editing-duration>PT2M25S</meta:editing-duration>
    <meta:editing-cycles>1</meta:editing-cycles>
    <meta:document-statistic meta:table-count="0" meta:image-count="0" meta:object-count="0" meta:page-count="1" meta:paragraph-count="6" meta:word-count="13" meta:character-count="71" meta:non-whitespace-character-count="62"/>
  </office:meta>
</office:document-meta>
</file>